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text-properties officeooo:paragraph-rsid="001f6b53"/>
    </style:style>
    <style:style style:name="P2" style:family="paragraph" style:parent-style-name="Text_20_body">
      <style:paragraph-properties fo:text-align="start" style:justify-single-word="false"/>
      <style:text-properties officeooo:rsid="001f6b53" officeooo:paragraph-rsid="001f6b53"/>
    </style:style>
    <style:style style:name="P3" style:family="paragraph" style:parent-style-name="Text_20_body">
      <style:paragraph-properties fo:text-align="start" style:justify-single-word="false"/>
      <style:text-properties fo:font-weight="bold" officeooo:rsid="00202dce" officeooo:paragraph-rsid="00202dce" style:font-weight-asian="bold" style:font-weight-complex="bold"/>
    </style:style>
    <style:style style:name="P4" style:family="paragraph" style:parent-style-name="Text_20_body">
      <style:paragraph-properties fo:text-align="start" style:justify-single-word="false"/>
      <style:text-properties fo:font-weight="bold" officeooo:rsid="0020c7df" officeooo:paragraph-rsid="0020c7df" style:font-weight-asian="bold" style:font-weight-complex="bold"/>
    </style:style>
    <style:style style:name="P5" style:family="paragraph" style:parent-style-name="Text_20_body">
      <style:paragraph-properties fo:text-align="start" style:justify-single-word="false"/>
      <style:text-properties fo:font-weight="bold" officeooo:rsid="0021fef7" officeooo:paragraph-rsid="0021fef7" style:font-weight-asian="bold" style:font-weight-complex="bold"/>
    </style:style>
    <style:style style:name="P6" style:family="paragraph" style:parent-style-name="Text_20_body">
      <style:paragraph-properties fo:text-align="start" style:justify-single-word="false"/>
      <style:text-properties fo:font-weight="bold" officeooo:rsid="0022f8a5" officeooo:paragraph-rsid="0022f8a5" style:font-weight-asian="bold" style:font-weight-complex="bold"/>
    </style:style>
    <style:style style:name="P7" style:family="paragraph" style:parent-style-name="Text_20_body">
      <style:paragraph-properties fo:text-align="start" style:justify-single-word="false"/>
      <style:text-properties fo:font-weight="bold" officeooo:rsid="0024668a" officeooo:paragraph-rsid="0024668a" style:font-weight-asian="bold" style:font-weight-complex="bold"/>
    </style:style>
    <style:style style:name="T1" style:family="text">
      <style:text-properties officeooo:rsid="001f6b53"/>
    </style:style>
    <style:style style:name="T2" style:family="text">
      <style:text-properties officeooo:rsid="00202dce"/>
    </style:style>
    <style:style style:name="T3" style:family="text">
      <style:text-properties fo:font-weight="normal" style:font-weight-asian="normal" style:font-weight-complex="normal"/>
    </style:style>
    <style:style style:name="T4" style:family="text">
      <style:text-properties fo:font-weight="normal" officeooo:rsid="0021fef7" style:font-weight-asian="normal" style:font-weight-complex="normal"/>
    </style:style>
    <style:style style:name="T5" style:family="text">
      <style:text-properties fo:font-weight="normal" officeooo:rsid="0024668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INTRODUZIONE</text:span></text:h>
      <text:p text:style-name="P2">Accertamento ripetibile e irripetibile (le acquisizioni di cellulari non sempre sono ripetibili, <text:span text:style-name="T2">non si riesce ad avere una copia esatta di quello che sta dentro? Non possiamo passare dei vincoli di sicurezza che non si possono aggirare, oppure il telefono deve essere acceso e l’accensione modifica i dati</text:span>)<text:span text:style-name="T2">.</text:span></text:p>
      <text:p text:style-name="P3">DEF<text:span text:style-name="T3"> Digital Forensics</text:span></text:p>
      <text:p text:style-name="P3"><text:span text:style-name="T3">L'uso di metodi scientificamente derivati e provati per la preservazione, collezione,validazione, identificazione, analisi, interpretazione, documentazione e presentazione di evidenze digitali utili per il trattamento di casi e crimini</text:span></text:p>
      <text:p text:style-name="P3"><text:span text:style-name="T3">source identification, identificazione della sorgente del dato</text:span></text:p>
      <text:p text:style-name="P3"><text:span text:style-name="T3">integrity verification , per vedere l'integrità dei dati acquisiti, notare se una immagine è stata modificata</text:span></text:p>
      <text:p text:style-name="P4"><text:span text:style-name="T3">durante l'analisi non sempre il consulente deve dare delle risposte certe, solitamente si danno risposte con un certo grado di confidenza</text:span><text:span text:style-name="T4">.</text:span></text:p>
      <text:p text:style-name="P5"><text:span text:style-name="T3">Tipologe di reato:</text:span></text:p>
      <text:p text:style-name="P5"><text:span text:style-name="T3"><text:tab/>reati tradizionali(computer come strumento)</text:span></text:p>
      <text:p text:style-name="P5"><text:span text:style-name="T3"><text:tab/>reati relativi a contenuti(distribuzione di mate</text:span><text:span text:style-name="T5">r</text:span><text:span text:style-name="T3">iale illegale o illecito, e.g. diritti di copyright)</text:span></text:p>
      <text:p text:style-name="P5"><text:span text:style-name="T3"><text:tab/>reati di dannegiamento(distribuzione di virus)</text:span></text:p>
      <text:p text:style-name="P6"><text:span text:style-name="T3">per youtube si usa il content id(per le aziende che vogliono controllare i video)</text:span></text:p>
      <text:p text:style-name="P6"><text:span text:style-name="T3">Dati:</text:span></text:p>
      <text:p text:style-name="P6"><text:span text:style-name="T3">esempio della banca dove il server deve countinuare a funzionare, dobbiamo prendere i dati che ci interessano, ovviamente non è ripetibile dato che i dati continuano a cambiare.</text:span></text:p>
      <text:p text:style-name="P6">Limiti dell'inf forense<text:span text:style-name="T3"> </text:span></text:p>
      <text:p text:style-name="P6"><text:span text:style-name="T3">facilità di alterazione dei reperti</text:span></text:p>
      <text:p text:style-name="P6"><text:span text:style-name="T3">facile creazione di elementi probatori</text:span></text:p>
      <text:p text:style-name="P6"><text:span text:style-name="T3">difficile riconducibilità dei reperti al vero autore</text:span></text:p>
      <text:p text:style-name="P6"><text:span text:style-name="T3">necessità di trovare riscontri</text:span></text:p>
      <text:p text:style-name="P7">IMP<text:span text:style-name="T3"> Bisogna avere sempre un approccio metodologico, costruire le proprie analisi in modo formale e inattaccabile(per future visioni in aula di tribunale, dove le prove informatiche potrebbero essere analizzate e criticate), prova di resistenza giudiziaria.</text:span></text:p>
      <text:p text:style-name="P7">Competenze <text:span text:style-name="T3">basate su tecnica e giurisdizione</text:span></text:p>
      <text:p text:style-name="P7"><text:span text:style-name="T3">Perizia(disposra dal giudice), consulente tecnico(disposta dalle part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09:20:25.152942829</meta:creation-date>
    <dc:date>2020-03-03T10:34:44.324035622</dc:date>
    <meta:editing-duration>PT48S</meta:editing-duration>
    <meta:editing-cycles>1</meta:editing-cycles>
    <meta:document-statistic meta:table-count="0" meta:image-count="0" meta:object-count="0" meta:page-count="1" meta:paragraph-count="22" meta:word-count="264" meta:character-count="1909" meta:non-whitespace-character-count="1663"/>
    <meta:generator>LibreOffice/6.0.7.3$Linux_X86_64 LibreOffice_project/00m0$Build-3</meta:generator>
  </office:meta>
</office:document-meta>
</file>